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Bareme.ods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1- Essai P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C1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2- Configu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text:s/>Commandes Alias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. <text:s/>« C2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 commandes User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. commit « C3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.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3- Branche DE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text:s/>commande bran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 <text:s/>« C31 »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 « C32 »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4- Me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C4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. Merge « C5 »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5- Detached 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C6 »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. command HEAD → C 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 « D51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. « D52 »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. branche detac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.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6. Dernier Comm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Dernier commit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. <text:s/>pu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SUM([.B2:.B46])" office:value-type="float" office:value="27" calcext:value-type="float">
            <text:p>27</text:p>
          </table:table-cell>
          <table:table-cell table:formula="of:=SUM([.C2:.C46])" office:value-type="float" office:value="17" calcext:value-type="float">
            <text:p>17</text:p>
          </table:table-cell>
          <table:table-cell table:style-name="ce3" table:formula="of:=20*[.C48]/[.B48]" office:value-type="float" office:value="12.5925925925926" calcext:value-type="float">
            <text:p>12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/00/0000</text:date>, <text:time style:data-style-name="N2" text:time-value="09:31:04.3896368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3:21:47.346040695</meta:creation-date>
    <dc:date>2024-01-26T09:39:30.642262119</dc:date>
    <meta:editing-duration>PT1H28M58S</meta:editing-duration>
    <meta:editing-cycles>8</meta:editing-cycles>
    <meta:generator>LibreOffice/7.6.4.1$Linux_X86_64 LibreOffice_project/60$Build-1</meta:generator>
    <meta:document-statistic meta:table-count="1" meta:cell-count="73" meta:object-count="0"/>
  </office:meta>
</office:document-meta>
</file>